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85619118483201</text:p>
          </table:table-cell>
          <table:table-cell office:value-type="string" calcext:value-type="string">
            <text:p>2023-03-16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0616" calcext:value-type="float">
            <text:p>24.74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19118483201</text:p>
          </table:table-cell>
          <table:table-cell office:value-type="string" calcext:value-type="string">
            <text:p>2022-12-15 17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4288" calcext:value-type="float">
            <text:p>25.16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19118483201</text:p>
          </table:table-cell>
          <table:table-cell office:value-type="string" calcext:value-type="string">
            <text:p>2022-04-08 17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6" calcext:value-type="float">
            <text:p>25.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19118483201</text:p>
          </table:table-cell>
          <table:table-cell office:value-type="string" calcext:value-type="string">
            <text:p>2021-03-05 20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2264" calcext:value-type="float">
            <text:p>24.97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19118483201</text:p>
          </table:table-cell>
          <table:table-cell office:value-type="string" calcext:value-type="string">
            <text:p>2019-12-11 19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1848" calcext:value-type="float">
            <text:p>24.69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19118483201</text:p>
          </table:table-cell>
          <table:table-cell office:value-type="string" calcext:value-type="string">
            <text:p>2019-03-29 20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4416" calcext:value-type="float">
            <text:p>24.66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19118483201</text:p>
          </table:table-cell>
          <table:table-cell office:value-type="string" calcext:value-type="string">
            <text:p>2018-11-27 22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7088" calcext:value-type="float">
            <text:p>24.70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19118483201</text:p>
          </table:table-cell>
          <table:table-cell office:value-type="string" calcext:value-type="string">
            <text:p>2018-03-08 21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168" calcext:value-type="float">
            <text:p>24.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19118483201</text:p>
          </table:table-cell>
          <table:table-cell office:value-type="string" calcext:value-type="string">
            <text:p>2017-11-20 20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8592" calcext:value-type="float">
            <text:p>24.54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19118483201</text:p>
          </table:table-cell>
          <table:table-cell office:value-type="string" calcext:value-type="string">
            <text:p>2017-03-23 16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6272" calcext:value-type="float">
            <text:p>25.03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19118483201</text:p>
          </table:table-cell>
          <table:table-cell office:value-type="string" calcext:value-type="string">
            <text:p>2016-11-16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9944" calcext:value-type="float">
            <text:p>25.45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19118483201</text:p>
          </table:table-cell>
          <table:table-cell office:value-type="string" calcext:value-type="string">
            <text:p>2015-11-04 23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124" calcext:value-type="float">
            <text:p>25.16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19118483201</text:p>
          </table:table-cell>
          <table:table-cell office:value-type="string" calcext:value-type="string">
            <text:p>2015-04-07 15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792" calcext:value-type="float">
            <text:p>25.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19118483201</text:p>
          </table:table-cell>
          <table:table-cell office:value-type="string" calcext:value-type="string">
            <text:p>2014-02-20 23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7024" calcext:value-type="float">
            <text:p>24.95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19118483201</text:p>
          </table:table-cell>
          <table:table-cell office:value-type="string" calcext:value-type="string">
            <text:p>2014-01-22 21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3872" calcext:value-type="float">
            <text:p>24.88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19118483201</text:p>
          </table:table-cell>
          <table:table-cell office:value-type="string" calcext:value-type="string">
            <text:p>2013-08-06 18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0176" calcext:value-type="float">
            <text:p>25.03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19118483201</text:p>
          </table:table-cell>
          <table:table-cell office:value-type="string" calcext:value-type="string">
            <text:p>2013-06-26 19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4544" calcext:value-type="float">
            <text:p>27.97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19118483201</text:p>
          </table:table-cell>
          <table:table-cell office:value-type="string" calcext:value-type="string">
            <text:p>2013-04-23 20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7504" calcext:value-type="float">
            <text:p>24.98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19118483201</text:p>
          </table:table-cell>
          <table:table-cell office:value-type="string" calcext:value-type="string">
            <text:p>2013-02-21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932" calcext:value-type="float">
            <text:p>25.03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19118483201</text:p>
          </table:table-cell>
          <table:table-cell office:value-type="string" calcext:value-type="string">
            <text:p>2013-01-04 17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836" calcext:value-type="float">
            <text:p>24.97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19118483201</text:p>
          </table:table-cell>
          <table:table-cell office:value-type="string" calcext:value-type="string">
            <text:p>2012-08-07 19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9696" calcext:value-type="float">
            <text:p>24.99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19118483201</text:p>
          </table:table-cell>
          <table:table-cell office:value-type="string" calcext:value-type="string">
            <text:p>2012-06-15 20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0048" calcext:value-type="float">
            <text:p>25.53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19118483201</text:p>
          </table:table-cell>
          <table:table-cell office:value-type="string" calcext:value-type="string">
            <text:p>2012-05-02 17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408" calcext:value-type="float">
            <text:p>25.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19118483201</text:p>
          </table:table-cell>
          <table:table-cell office:value-type="string" calcext:value-type="string">
            <text:p>2012-04-10 21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1888" calcext:value-type="float">
            <text:p>25.01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19118483201</text:p>
          </table:table-cell>
          <table:table-cell office:value-type="string" calcext:value-type="string">
            <text:p>2012-03-21 16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7504" calcext:value-type="float">
            <text:p>24.98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19118483201</text:p>
          </table:table-cell>
          <table:table-cell office:value-type="string" calcext:value-type="string">
            <text:p>2012-02-07 21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216" calcext:value-type="float">
            <text:p>24.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19118483201</text:p>
          </table:table-cell>
          <table:table-cell office:value-type="string" calcext:value-type="string">
            <text:p>2012-01-10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836" calcext:value-type="float">
            <text:p>24.97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19118483201</text:p>
          </table:table-cell>
          <table:table-cell office:value-type="string" calcext:value-type="string">
            <text:p>2011-11-29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9384" calcext:value-type="float">
            <text:p>24.78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19118483201</text:p>
          </table:table-cell>
          <table:table-cell office:value-type="string" calcext:value-type="string">
            <text:p>2011-07-12 1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208" calcext:value-type="float">
            <text:p>24.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19118483201</text:p>
          </table:table-cell>
          <table:table-cell office:value-type="string" calcext:value-type="string">
            <text:p>2011-06-06 16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976" calcext:value-type="float">
            <text:p>24.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19118483201</text:p>
          </table:table-cell>
          <table:table-cell office:value-type="string" calcext:value-type="string">
            <text:p>2011-05-16 16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4624" calcext:value-type="float">
            <text:p>24.80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19118483201</text:p>
          </table:table-cell>
          <table:table-cell office:value-type="string" calcext:value-type="string">
            <text:p>2011-04-07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8216" calcext:value-type="float">
            <text:p>24.58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19118483201</text:p>
          </table:table-cell>
          <table:table-cell office:value-type="string" calcext:value-type="string">
            <text:p>2011-03-14 17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9008" calcext:value-type="float">
            <text:p>24.82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19118483201</text:p>
          </table:table-cell>
          <table:table-cell office:value-type="string" calcext:value-type="string">
            <text:p>2011-02-03 22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3016" calcext:value-type="float">
            <text:p>24.89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19118483201</text:p>
          </table:table-cell>
          <table:table-cell office:value-type="string" calcext:value-type="string">
            <text:p>2011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0448" calcext:value-type="float">
            <text:p>24.92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19118483201</text:p>
          </table:table-cell>
          <table:table-cell office:value-type="string" calcext:value-type="string">
            <text:p>2010-11-16 17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264" calcext:value-type="float">
            <text:p>24.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19118483201</text:p>
          </table:table-cell>
          <table:table-cell office:value-type="string" calcext:value-type="string">
            <text:p>2010-04-07 16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8104" calcext:value-type="float">
            <text:p>25.97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19118483201</text:p>
          </table:table-cell>
          <table:table-cell office:value-type="string" calcext:value-type="string">
            <text:p>2008-09-30 16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9696" calcext:value-type="float">
            <text:p>24.99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19118483201</text:p>
          </table:table-cell>
          <table:table-cell office:value-type="string" calcext:value-type="string">
            <text:p>2008-09-04 15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216" calcext:value-type="float">
            <text:p>24.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19118483201</text:p>
          </table:table-cell>
          <table:table-cell office:value-type="string" calcext:value-type="string">
            <text:p>2008-07-24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5584" calcext:value-type="float">
            <text:p>24.86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19118483201</text:p>
          </table:table-cell>
          <table:table-cell office:value-type="string" calcext:value-type="string">
            <text:p>2008-07-02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19118483201</text:p>
          </table:table-cell>
          <table:table-cell office:value-type="string" calcext:value-type="string">
            <text:p>2008-06-10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8632" calcext:value-type="float">
            <text:p>24.86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19118483201</text:p>
          </table:table-cell>
          <table:table-cell office:value-type="string" calcext:value-type="string">
            <text:p>2008-05-14 1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2472" calcext:value-type="float">
            <text:p>25.11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19118483201</text:p>
          </table:table-cell>
          <table:table-cell office:value-type="string" calcext:value-type="string">
            <text:p>2008-03-18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7504" calcext:value-type="float">
            <text:p>24.98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19118483201</text:p>
          </table:table-cell>
          <table:table-cell office:value-type="string" calcext:value-type="string">
            <text:p>2008-02-20 17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5312" calcext:value-type="float">
            <text:p>24.97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19118483201</text:p>
          </table:table-cell>
          <table:table-cell office:value-type="string" calcext:value-type="string">
            <text:p>2008-01-16 17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9696" calcext:value-type="float">
            <text:p>24.99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19118483201</text:p>
          </table:table-cell>
          <table:table-cell office:value-type="string" calcext:value-type="string">
            <text:p>2007-12-17 17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1408" calcext:value-type="float">
            <text:p>24.98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19118483201</text:p>
          </table:table-cell>
          <table:table-cell office:value-type="string" calcext:value-type="string">
            <text:p>2007-11-15 1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7296" calcext:value-type="float">
            <text:p>24.84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19118483201</text:p>
          </table:table-cell>
          <table:table-cell office:value-type="string" calcext:value-type="string">
            <text:p>2007-10-30 1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7024" calcext:value-type="float">
            <text:p>24.95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19118483201</text:p>
          </table:table-cell>
          <table:table-cell office:value-type="string" calcext:value-type="string">
            <text:p>2007-09-12 16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1032" calcext:value-type="float">
            <text:p>25.02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19118483201</text:p>
          </table:table-cell>
          <table:table-cell office:value-type="string" calcext:value-type="string">
            <text:p>2007-08-02 15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7776" calcext:value-type="float">
            <text:p>24.87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19118483201</text:p>
          </table:table-cell>
          <table:table-cell office:value-type="string" calcext:value-type="string">
            <text:p>2007-06-21 15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7296" calcext:value-type="float">
            <text:p>24.84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19118483201</text:p>
          </table:table-cell>
          <table:table-cell office:value-type="string" calcext:value-type="string">
            <text:p>2007-05-01 15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0136" calcext:value-type="float">
            <text:p>24.71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19118483201</text:p>
          </table:table-cell>
          <table:table-cell office:value-type="string" calcext:value-type="string">
            <text:p>2007-04-19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88" calcext:value-type="float">
            <text:p>24.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19118483201</text:p>
          </table:table-cell>
          <table:table-cell office:value-type="string" calcext:value-type="string">
            <text:p>2007-03-22 19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88" calcext:value-type="float">
            <text:p>24.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19118483201</text:p>
          </table:table-cell>
          <table:table-cell office:value-type="string" calcext:value-type="string">
            <text:p>2007-02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5168" calcext:value-type="float">
            <text:p>24.58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19118483201</text:p>
          </table:table-cell>
          <table:table-cell office:value-type="string" calcext:value-type="string">
            <text:p>2007-01-08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8696" calcext:value-type="float">
            <text:p>24.61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19118483201</text:p>
          </table:table-cell>
          <table:table-cell office:value-type="string" calcext:value-type="string">
            <text:p>2006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6776" calcext:value-type="float">
            <text:p>24.49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19118483201</text:p>
          </table:table-cell>
          <table:table-cell office:value-type="string" calcext:value-type="string">
            <text:p>2006-10-12 17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4104" calcext:value-type="float">
            <text:p>24.45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19118483201</text:p>
          </table:table-cell>
          <table:table-cell office:value-type="string" calcext:value-type="string">
            <text:p>2006-07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6696" calcext:value-type="float">
            <text:p>23.85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19118483201</text:p>
          </table:table-cell>
          <table:table-cell office:value-type="string" calcext:value-type="string">
            <text:p>2005-09-29 20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7632" calcext:value-type="float">
            <text:p>24.48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19118483201</text:p>
          </table:table-cell>
          <table:table-cell office:value-type="string" calcext:value-type="string">
            <text:p>2005-09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3728" calcext:value-type="float">
            <text:p>24.49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19118483201</text:p>
          </table:table-cell>
          <table:table-cell office:value-type="string" calcext:value-type="string">
            <text:p>2005-08-03 16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5608" calcext:value-type="float">
            <text:p>24.29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19118483201</text:p>
          </table:table-cell>
          <table:table-cell office:value-type="string" calcext:value-type="string">
            <text:p>2005-07-07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6256" calcext:value-type="float">
            <text:p>24.14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19118483201</text:p>
          </table:table-cell>
          <table:table-cell office:value-type="string" calcext:value-type="string">
            <text:p>2005-06-08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3584" calcext:value-type="float">
            <text:p>24.10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19118483201</text:p>
          </table:table-cell>
          <table:table-cell office:value-type="string" calcext:value-type="string">
            <text:p>2005-05-10 15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8696" calcext:value-type="float">
            <text:p>24.61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19118483201</text:p>
          </table:table-cell>
          <table:table-cell office:value-type="string" calcext:value-type="string">
            <text:p>2005-04-06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928" calcext:value-type="float">
            <text:p>24.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19118483201</text:p>
          </table:table-cell>
          <table:table-cell office:value-type="string" calcext:value-type="string">
            <text:p>2005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7296" calcext:value-type="float">
            <text:p>24.84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19118483201</text:p>
          </table:table-cell>
          <table:table-cell office:value-type="string" calcext:value-type="string">
            <text:p>2005-01-20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3288" calcext:value-type="float">
            <text:p>24.78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19118483201</text:p>
          </table:table-cell>
          <table:table-cell office:value-type="string" calcext:value-type="string">
            <text:p>2004-11-17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0616" calcext:value-type="float">
            <text:p>24.74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19118483201</text:p>
          </table:table-cell>
          <table:table-cell office:value-type="string" calcext:value-type="string">
            <text:p>1997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4" calcext:value-type="float">
            <text:p>24.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0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91" meta:object-count="0"/>
    <meta:user-defined meta:name="AppVersion">3.0</meta:user-defined>
  </office:meta>
</office:document-meta>
</file>